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cm" fo:margin-right="0cm" fo:margin-top="0cm" fo:margin-bottom="0cm" loext:contextual-spacing="false" fo:text-indent="1cm" style:auto-text-indent="false" style:page-number="auto"/>
      <style:text-properties fo:color="#000000" fo:font-size="10pt" officeooo:rsid="00174dba" officeooo:paragraph-rsid="00174dba" style:font-size-asian="8.75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lt" fo:country="L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lt" fo:country="L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gis </meta:initial-creator>
    <meta:creation-date>2017-03-02T21:21:37.011200194</meta:creation-date>
    <dc:date>2017-03-06T22:45:38.605256374</dc:date>
    <dc:creator>mingis </dc:creator>
    <meta:editing-duration>PT6M14S</meta:editing-duration>
    <meta:editing-cycles>3</meta:editing-cycles>
    <meta:generator>LibreOffice/4.4.3.2$Linux_X86_64 LibreOffice_project/4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